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Bookman" svg:font-family="Bookman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304cm" fo:margin-left="-0.191cm" table:align="left" style:writing-mode="lr-tb"/>
    </style:style>
    <style:style style:name="Table1.A" style:family="table-column">
      <style:table-column-properties style:column-width="3.364cm"/>
    </style:style>
    <style:style style:name="Table1.B" style:family="table-column">
      <style:table-column-properties style:column-width="12.93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2" style:family="table">
      <style:table-properties style:width="16.304cm" fo:margin-left="-0.191cm" table:align="left" style:writing-mode="lr-tb"/>
    </style:style>
    <style:style style:name="Table2.A" style:family="table-column">
      <style:table-column-properties style:column-width="1.94cm"/>
    </style:style>
    <style:style style:name="Table2.B" style:family="table-column">
      <style:table-column-properties style:column-width="14.3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 style:list-style-name="WWNum11"/>
    <style:style style:name="P2" style:family="paragraph" style:parent-style-name="Standard" style:list-style-name="WWNum12"/>
    <style:style style:name="P3" style:family="paragraph" style:parent-style-name="Standard">
      <style:text-properties fo:language="en" fo:country="AU" style:language-asian="en" style:country-asian="AU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paragraph-properties fo:margin-top="0.212cm" fo:margin-bottom="0cm" style:line-height-at-least="0.318cm"/>
      <style:text-properties style:font-name-complex="Times New Roman1"/>
    </style:style>
    <style:style style:name="P7" style:family="paragraph" style:parent-style-name="Heading_20_2">
      <style:paragraph-properties fo:margin-top="0.212cm" fo:margin-bottom="0cm"/>
    </style:style>
    <style:style style:name="P8" style:family="paragraph" style:parent-style-name="Header">
      <style:paragraph-properties fo:text-align="center" style:justify-single-word="false"/>
    </style:style>
    <style:style style:name="T1" style:family="text">
      <style:text-properties fo:language="en" fo:country="AU" style:language-asian="en" style:country-asian="AU"/>
    </style:style>
    <style:style style:name="T2" style:family="text">
      <style:text-properties fo:language="en" fo:country="AU" style:language-asian="en" style:country-asian="AU" style:font-name-complex="Times New Roman1"/>
    </style:style>
    <style:style style:name="T3" style:family="text">
      <style:text-properties style:font-name="Consolas" fo:font-size="9.5pt" fo:language="en" fo:country="AU" style:font-size-asian="9.5pt" style:language-asian="en" style:country-asian="AU" style:font-size-complex="9.5pt"/>
    </style:style>
    <style:style style:name="T4" style:family="text">
      <style:text-properties style:font-name="Consolas" fo:font-size="9.5pt" fo:language="en" fo:country="AU" style:font-size-asian="9.5pt" style:language-asian="en" style:country-asian="AU" style:font-name-complex="Consolas1" style:font-size-complex="9.5pt"/>
    </style:style>
    <style:style style:name="T5" style:family="text">
      <style:text-properties fo:color="#2b91af" style:font-name="Consolas" fo:font-size="9.5pt" fo:language="en" fo:country="AU" style:font-size-asian="9.5pt" style:language-asian="en" style:country-asian="AU" style:font-size-complex="9.5pt"/>
    </style:style>
    <style:style style:name="T6" style:family="text">
      <style:text-properties style:font-name="Times New Roman" fo:font-size="10pt" fo:language="en" fo:country="US" style:font-size-asian="10pt"/>
    </style:style>
    <style:style style:name="T7" style:family="text">
      <style:text-properties style:font-name="Times New Roman" fo:font-size="10pt" fo:language="en" fo:country="US" style:font-size-asian="10pt" style:font-weight-complex="bold"/>
    </style:style>
    <style:style style:name="T8" style:family="text">
      <style:text-properties style:font-name="Symbol" style:font-size-complex="11pt"/>
    </style:style>
    <style:style style:name="T9" style:family="text">
      <style:text-properties fo:font-size="12pt" fo:language="en" fo:country="US" style:font-size-asian="12pt" style:font-weight-complex="bold"/>
    </style:style>
    <style:style style:name="T10" style:family="text">
      <style:text-properties fo:font-size="12pt" style:font-size-asian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7" text:outline-level="2"><text:bookmark-start text:name="_Toc14245815"/><text:bookmark-start text:name="_Toc14245230"/>Genetic Algorithm assignment 2012</text:h>
        <text:h text:style-name="P7" text:outline-level="2">Assignment 2</text:h>
        <text:p text:style-name="Standard"/>
        <text:p text:style-name="Standard">This is due in week 14 demonstration due by Thursday week 14, written by midnight Friday via moodle.</text:p>
        <text:p text:style-name="Standard"/>
        <text:p text:style-name="Standard">Your assignment is to investigate how a GA can be used to do basic pathfinding. Though purpose built pathfinding algorithms exist such as A* and best-cost GA’s can be used for this task as well.</text:p>
        <text:p text:style-name="Standard"/>
        <text:p text:style-name="Standard">I have provided an assignment shell in C# </text:p>
        <text:p text:style-name="Standard">You need to code the following (This is a Minimum – feel free to change my shell)</text:p>
        <text:list xml:id="list36744314" text:style-name="WWNum11">
          <text:list-item>
            <text:p text:style-name="P1">Your gene structure/class (if needed)</text:p>
          </text:list-item>
          <text:list-item>
            <text:p text:style-name="P1">Your genome structure/class</text:p>
          </text:list-item>
          <text:list-item>
            <text:p text:style-name="P1">Your mutation strategy/system/method(s)</text:p>
          </text:list-item>
          <text:list-item>
            <text:p text:style-name="P1">Create a Population class – I will give you a shell</text:p>
          </text:list-item>
          <text:list-item>
            <text:p text:style-name="P1">Anything else needed to make the program run as a GA; (eg initialise the population with random genes, or you may add a random seed input field for repeatable runs)</text:p>
          </text:list-item>
          <text:list-item>
            <text:p text:style-name="P1">Other than the maze and pathinmaze classes you do not need to use my shell, you can throw away my code and write your own.</text:p>
          </text:list-item>
        </text:list>
        <text:p text:style-name="Standard"/>
        <text:p text:style-name="Standard">Your need to demonstrate your program in week 14</text:p>
        <text:p text:style-name="Standard"/>
        <text:p text:style-name="Standard">You will need to submit a short report which should include the following:</text:p>
        <text:list xml:id="list36722756" text:style-name="WWNum12">
          <text:list-item>
            <text:p text:style-name="P2">Your gene structure</text:p>
          </text:list-item>
          <text:list-item>
            <text:p text:style-name="P2">Your genome structure</text:p>
          </text:list-item>
          <text:list-item>
            <text:p text:style-name="P2">Your mutation strategy</text:p>
          </text:list-item>
          <text:list-item>
            <text:p text:style-name="P2">Thing that you found interesting or difficult during development of your GA</text:p>
          </text:list-item>
          <text:list-item>
            <text:p text:style-name="P2">Things mentioned in the relevant marking criteria below</text:p>
          </text:list-item>
        </text:list>
        <text:p text:style-name="Standard"><text:s/></text:p>
        <text:p text:style-name="Standard">There is no fixed size for your report, but I would expect most to be 1 – 3 pages.</text:p>
        <text:p text:style-name="Standard"><text:bookmark-end text:name="_Toc14245815"/><text:bookmark-end text:name="_Toc14245230"/></text:p>
        <text:p text:style-name="P5">Marking Criteria: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Standard">To get a Pass</text:p>
            </table:table-cell>
            <table:table-cell table:style-name="Table1.A1" office:value-type="string">
              <text:p text:style-name="Standard">The Program must solve Maze0 and Maze1 and give a ‘reasonable’ solution. </text:p>
              <text:p text:style-name="Standard">The report will be pretty minimal </text:p>
            </table:table-cell>
          </table:table-row>
          <table:table-row table:style-name="Table1.1">
            <table:table-cell table:style-name="Table1.A1" office:value-type="string">
              <text:p text:style-name="Standard">To get a Credit</text:p>
            </table:table-cell>
            <table:table-cell table:style-name="Table1.A1" office:value-type="string">
              <text:p text:style-name="Standard">The Program must have a more sophisticated scoring algorithm that makes it faster than the trivial one needed for a pass. It needs to solve Maze2</text:p>
              <text:p text:style-name="Standard">The report will include a short 1 or 2 paragraph discussion on the trivial scoring system and a more sophisticated one. </text:p>
            </table:table-cell>
          </table:table-row>
          <table:table-row table:style-name="Table1.1">
            <table:table-cell table:style-name="Table1.A1" office:value-type="string">
              <text:p text:style-name="Standard">To get a DI</text:p>
            </table:table-cell>
            <table:table-cell table:style-name="Table1.A1" office:value-type="string">
              <text:p text:style-name="Standard">The program will be expected to solve a fairly large mystery maze made available on the day.</text:p>
              <text:p text:style-name="Standard">The Program must have a more sophisticated scoring algorithm that makes it faster than the trivial one needed for a pass.</text:p>
              <text:p text:style-name="Standard">The report will include a short 1 or 2 paragraph discussion on the trivial scoring system and a more sophisticated one. </text:p>
            </table:table-cell>
          </table:table-row>
          <table:table-row table:style-name="Table1.1">
            <table:table-cell table:style-name="Table1.A1" office:value-type="string">
              <text:p text:style-name="Standard">To get a HD</text:p>
            </table:table-cell>
            <table:table-cell table:style-name="Table1.A1" office:value-type="string">
              <text:p text:style-name="Standard">The program will be expected to solve a seriously large mystery maze made available on the day.</text:p>
              <text:p text:style-name="Standard">The Program must give a ‘reasonable’ solution relatively quickly (quickly = low generation count). The Program must have a more sophisticated scoring algorithm that makes it faster than the trivial one needed for a pass.</text:p>
              <text:p text:style-name="Standard">The program must have a variable length path and the report will include how the path length is mutated.</text:p>
            </table:table-cell>
          </table:table-row>
        </table:table>
        <text:p text:style-name="Standard">Screen shot from early version of my example answer (pass level) </text:p>
        <text:p text:style-name="P3"/>
        <text:p text:style-name="Standard"><text:span text:style-name="T1">Screen shot from a more sophisticated answer </text:span></text:p>
        <text:p text:style-name="P3"/>
        <text:p text:style-name="P3"/>
        <text:p text:style-name="Standard"><text:span text:style-name="T1">DO’s donts and hints :</text:span></text:p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P6"><text:span text:style-name="T1">Do</text:span></text:p>
            </table:table-cell>
            <table:table-cell table:style-name="Table2.A1" office:value-type="string">
              <text:p text:style-name="P6"><text:span text:style-name="T1">Think about your Gene and Genome classes and how they will give instructions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Don’t</text:span></text:p>
            </table:table-cell>
            <table:table-cell table:style-name="Table2.A1" office:value-type="string">
              <text:p text:style-name="P6"><text:span text:style-name="T1">Code a pathfinder like A* and then score against it. However it may be interesting to compare the found soloutions with a known good soloution. 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Don’t </text:span></text:p>
            </table:table-cell>
            <table:table-cell table:style-name="Table2.A1" office:value-type="string">
              <text:p text:style-name="P6"><text:span text:style-name="T1">Make your gene have all movements </text:span></text:p>
              <text:p text:style-name="P6"><text:span text:style-name="T1">Instead use movements up/down/left/right 0-3; or</text:span></text:p>
              <text:p text:style-name="P6"><text:span text:style-name="T1"><text:s/>Movements 4-7 forward /right turn/left turn/about face; or even</text:span></text:p>
              <text:p text:style-name="P6"><text:span text:style-name="T1"><text:s/>forward /right turn/left turn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Do</text:span></text:p>
            </table:table-cell>
            <table:table-cell table:style-name="Table2.A1" office:value-type="string">
              <text:p text:style-name="P6"><text:span text:style-name="T1">Consider using a marker to end the path (eg a move of -1)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Do </text:span></text:p>
            </table:table-cell>
            <table:table-cell table:style-name="Table2.A1" office:value-type="string">
              <text:p text:style-name="P6"><text:span text:style-name="T1">Consider adding no operation movement </text:span></text:p>
            </table:table-cell>
          </table:table-row>
          <text:soft-page-break/>
          <table:table-row table:style-name="Table2.1">
            <table:table-cell table:style-name="Table2.A1" office:value-type="string">
              <text:p text:style-name="P6"><text:span text:style-name="T1">Do</text:span></text:p>
            </table:table-cell>
            <table:table-cell table:style-name="Table2.A1" office:value-type="string">
              <text:p text:style-name="P6"><text:span text:style-name="T1">Consider filling in the asText method in genome so you can get a look at the gene pool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Do </text:span></text:p>
            </table:table-cell>
            <table:table-cell table:style-name="Table2.A1" office:value-type="string">
              <text:p text:style-name="P6"><text:span text:style-name="T1">Read and consider all the code I have supplied – it is a working answer less the genome, gene, and code from population classes, in many places I have some commented out code to help you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Don’t </text:span></text:p>
            </table:table-cell>
            <table:table-cell table:style-name="Table2.A1" office:value-type="string">
              <text:p text:style-name="P6"><text:span text:style-name="T1">Think its easy. You need to design a gene &amp; genome , scoring method, and mutation strategy 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Do</text:span></text:p>
            </table:table-cell>
            <table:table-cell table:style-name="Table2.A1" office:value-type="string">
              <text:p text:style-name="P6"><text:span text:style-name="T1">Be aware I deleted a whole class called Gene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Do </text:span></text:p>
            </table:table-cell>
            <table:table-cell table:style-name="Table2.A1" office:value-type="string">
              <text:p text:style-name="P6"><text:span text:style-name="T1">Be aware I deleted a LOT of code from </text:span><text:span text:style-name="T3">calcScore(</text:span><text:span text:style-name="T5">Maze</text:span><text:span text:style-name="T3"> m)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Hint</text:span></text:p>
            </table:table-cell>
            <table:table-cell table:style-name="Table2.A1" office:value-type="string">
              <text:p text:style-name="P6"><text:span text:style-name="T1">Get a trivial soloution working on maze1 and maze2 first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Hint </text:span></text:p>
            </table:table-cell>
            <table:table-cell table:style-name="Table2.A1" office:value-type="string">
              <text:p text:style-name="P6"><text:span text:style-name="T1">To test HD / DI level entries create a few new mazes 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Hint</text:span></text:p>
            </table:table-cell>
            <table:table-cell table:style-name="Table2.A1" office:value-type="string">
              <text:p text:style-name="P6"><text:span text:style-name="T1">Don’t eat broken glass – this is an important safty tip for your whole life.</text:span></text:p>
            </table:table-cell>
          </table:table-row>
          <table:table-row table:style-name="Table2.1">
            <table:table-cell table:style-name="Table2.A1" office:value-type="string">
              <text:p text:style-name="P6"><text:span text:style-name="T1">NOTE</text:span></text:p>
            </table:table-cell>
            <table:table-cell table:style-name="Table2.A1" office:value-type="string">
              <text:p text:style-name="P6"><text:span text:style-name="T1">A low generation count for maze3 could be many thousands</text:span><text:bookmark text:name="_GoBack"/></text:p>
            </table:table-cell>
          </table:table-row>
        </table:table>
        <text:p text:style-name="Standard"><text:span text:style-name="T2"><text:s/></text:span></text:p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adornments="Regular" style:font-pitch="variable" style:font-charset="x-symbol"/>
    <style:font-face style:name="Symbol1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Bookman" svg:font-family="Bookman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nsolas1" svg:font-family="Consola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cm" style:line-height-at-least="0.318cm" fo:orphans="2" fo:widows="2" style:writing-mode="lr-tb"/>
      <style:text-properties style:use-window-font-color="true" style:font-name="Times New Roman" fo:font-size="12pt" fo:language="en" fo:country="GB" style:font-size-asian="12pt" style:language-asian="en" style:country-asian="US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6pt" style:font-size-asian="16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212cm" fo:margin-bottom="0.423cm" fo:line-height="100%" fo:text-align="center" style:justify-single-word="false" fo:break-before="page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318cm" fo:margin-bottom="0cm" fo:padding-left="0cm" fo:padding-right="0cm" fo:padding-top="0cm" fo:padding-bottom="0.035cm" fo:border-left="none" fo:border-right="none" fo:border-top="none" fo:border-bottom="0.018cm solid #00000a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line-height="100%" fo:keep-with-next="always"/>
      <style:text-properties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left="0.499cm" fo:margin-right="0cm" fo:text-indent="0cm" style:auto-text-indent="false"/>
      <style:text-properties style:font-name="Times" style:text-underline-style="solid" style:text-underline-width="auto" style:text-underline-color="font-color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left="1cm" fo:margin-right="0cm" fo:text-indent="0cm" style:auto-text-indent="false"/>
      <style:text-properties style:font-name="Times" fo:font-size="10pt" fo:font-weight="bold" style:font-size-asian="10pt" style:font-weight-asian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left="1cm" fo:margin-right="0cm" fo:text-indent="0cm" style:auto-text-indent="false"/>
      <style:text-properties style:font-name="Times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left="1cm" fo:margin-right="0cm" fo:text-indent="0cm" style:auto-text-indent="false"/>
      <style:text-properties style:font-name="Times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left="1cm" fo:margin-right="0cm" fo:text-indent="0cm" style:auto-text-indent="false"/>
      <style:text-properties style:font-name="Times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left="1cm" fo:margin-right="0cm" fo:text-indent="0cm" style:auto-text-indent="false"/>
      <style:text-properties style:font-name="Times" fo:font-size="10pt" fo:font-style="italic" style:font-size-asian="10pt" style:font-style-asian="italic"/>
    </style:style>
    <style:style style:name="Normal_20_Indent" style:display-name="Normal Indent" style:family="paragraph" style:parent-style-name="Standard" style:default-outline-level="">
      <style:paragraph-properties fo:margin-left="1cm" fo:margin-right="0cm" fo:text-indent="0cm" style:auto-text-indent="false"/>
    </style:style>
    <style:style style:name="Contents_20_2" style:display-name="Contents 2" style:family="paragraph" style:parent-style-name="Standard" style:default-outline-level="" style:class="index">
      <style:paragraph-properties fo:margin-left="0.501cm" fo:margin-right="0cm" fo:text-indent="0cm" style:auto-text-indent="false">
        <style:tab-stops>
          <style:tab-stop style:position="7.618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Standard" style:default-outline-level="" style:class="index">
      <style:paragraph-properties fo:margin-left="0cm" fo:margin-right="0cm" fo:margin-top="0.159cm" fo:margin-bottom="0.159cm" fo:text-indent="0cm" style:auto-text-indent="false">
        <style:tab-stops>
          <style:tab-stop style:position="7.618cm" style:type="right" style:leader-style="dotted" style:leader-text=".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1pt" style:font-size-asian="11pt"/>
    </style:style>
    <style:style style:name="Header" style:family="paragraph" style:parent-style-name="Standard" style:default-outline-level="" style:class="extra">
      <style:paragraph-properties style:line-height-at-least="0.353cm" fo:text-align="justify" style:justify-single-word="false" text:number-lines="false" text:line-number="0">
        <style:tab-stops>
          <style:tab-stop style:position="8.003cm" style:type="center"/>
          <style:tab-stop style:position="16.503cm" style:type="right"/>
        </style:tab-stops>
      </style:paragraph-properties>
      <style:text-properties style:font-name="Bookman" fo:font-size="9pt" fo:font-style="italic" style:font-size-asian="9pt" style:font-style-asian="italic"/>
    </style:style>
    <style:style style:name="footnote_20_text" style:display-name="footnote text" style:family="paragraph" style:parent-style-name="Standard" style:default-outline-level="">
      <style:paragraph-properties fo:margin-left="1cm" fo:margin-right="0cm" fo:text-indent="-1cm" style:auto-text-indent="false"/>
      <style:text-properties fo:font-size="10pt" style:font-size-asian="10pt"/>
    </style:style>
    <style:style style:name="SC" style:family="paragraph" style:parent-style-name="Standard" style:default-outline-level="">
      <style:paragraph-properties fo:margin-top="0.318cm" fo:margin-bottom="0cm" fo:keep-with-next="always"/>
      <style:text-properties fo:font-weight="bold" style:font-weight-asian="bold"/>
    </style:style>
    <style:style style:name="TI" style:family="paragraph" style:parent-style-name="Standard" style:default-outline-level="">
      <style:paragraph-properties fo:margin-top="0.212cm" fo:margin-bottom="0.711cm" style:line-height-at-least="0.381cm">
        <style:tab-stops>
          <style:tab-stop style:position="17.145cm" style:type="right"/>
        </style:tab-stops>
      </style:paragraph-properties>
      <style:text-properties fo:font-weight="bold" style:font-weight-asian="bold"/>
    </style:style>
    <style:style style:name="QU" style:family="paragraph" style:parent-style-name="Standard" style:default-outline-level="">
      <style:paragraph-properties fo:margin-left="0.76cm" fo:margin-right="0cm" fo:text-indent="-0.76cm" style:auto-text-indent="false">
        <style:tab-stops>
          <style:tab-stop style:position="0.762cm"/>
        </style:tab-stops>
      </style:paragraph-properties>
    </style:style>
    <style:style style:name="PG" style:family="paragraph" style:default-outline-level="">
      <style:paragraph-properties fo:margin-left="0.76cm" fo:margin-right="0cm" fo:margin-top="0cm" fo:margin-bottom="0.318cm" style:line-height-at-least="0.318cm" fo:orphans="2" fo:widows="2" fo:text-indent="0cm" style:auto-text-indent="false" style:writing-mode="lr-tb"/>
      <style:text-properties style:use-window-font-color="true" style:font-name="Courier" fo:font-size="8pt" fo:language="en" fo:country="GB" style:font-size-asian="8pt" style:language-asian="en" style:country-asian="US" style:font-name-complex="Times New Roman1"/>
    </style:style>
    <style:style style:name="FH" style:family="paragraph" style:parent-style-name="Standard" style:default-outline-level="">
      <style:paragraph-properties fo:margin-top="0.212cm" fo:margin-bottom="0.351cm" style:line-height-at-least="0.351cm"/>
    </style:style>
    <style:style style:name="PP" style:family="paragraph" style:parent-style-name="Standard" style:default-outline-level=""/>
    <style:style style:name="SQ" style:family="paragraph" style:parent-style-name="Standard" style:default-outline-level="">
      <style:paragraph-properties fo:margin-left="1.27cm" fo:margin-right="0cm" fo:text-indent="-0.508cm" style:auto-text-indent="false"/>
    </style:style>
    <style:style style:name="FG" style:family="paragraph" style:default-outline-level="">
      <style:paragraph-properties style:line-height-at-least="0.353cm" fo:orphans="2" fo:widows="2" style:writing-mode="lr-tb"/>
      <style:text-properties style:use-window-font-color="true" style:font-name="Bookman" fo:font-size="9pt" fo:language="en" fo:country="GB" style:font-size-asian="9pt" style:language-asian="en" style:country-asian="US" style:font-name-complex="Times New Roman1"/>
    </style:style>
    <style:style style:name="ContHead" style:family="paragraph" style:parent-style-name="Heading_20_1" style:default-outline-level=""/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text-indent="0cm" style:auto-text-indent="false"/>
    </style:style>
    <style:style style:name="Body_20_Text_20_Indent_20_2" style:display-name="Body Text Indent 2" style:family="paragraph" style:parent-style-name="Standard" style:default-outline-level=""/>
    <style:style style:name="Logo" style:family="paragraph" style:parent-style-name="Standard" style:default-outline-level="">
      <style:paragraph-properties fo:line-height="100%" fo:text-align="center" style:justify-single-word="false"/>
    </style:style>
    <style:style style:name="Body_20_Text_20_Indent_20_3" style:display-name="Body Text Indent 3" style:family="paragraph" style:parent-style-name="Standard" style:default-outline-level="">
      <style:paragraph-properties fo:margin-left="0cm" fo:margin-right="0cm" fo:text-indent="-1cm" style:auto-text-indent="false"/>
    </style:style>
    <style:style style:name="Normal_20__28_Web_29_" style:display-name="Normal (Web)" style:family="paragraph" style:parent-style-name="Standard" style:default-outline-level="">
      <style:paragraph-properties fo:line-height="100%"/>
      <style:text-properties style:font-name="Verdana" fo:font-size="10pt" fo:language="en" fo:country="AU" style:font-size-asian="10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size="16pt" fo:language="en" fo:country="GB" fo:font-weight="bold" style:letter-kerning="true" style:font-size-asian="16pt" style:language-asian="en" style:country-asian="US" style:font-weight-asian="bold" style:font-name-complex="F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size="14pt" fo:language="en" fo:country="GB" fo:font-style="italic" fo:font-weight="bold" style:font-size-asian="14pt" style:language-asian="en" style:country-asian="US" style:font-style-asian="italic" style:font-weight-asian="bold" style:font-name-complex="F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size="13pt" fo:language="en" fo:country="GB" fo:font-weight="bold" style:font-size-asian="13pt" style:language-asian="en" style:country-asian="US" style:font-weight-asian="bold" style:font-name-complex="F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size="14pt" fo:language="en" fo:country="GB" fo:font-weight="bold" style:font-size-asian="14pt" style:language-asian="en" style:country-asian="US" style:font-weight-asian="bold" style:font-name-complex="F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size="13pt" fo:language="en" fo:country="GB" fo:font-style="italic" fo:font-weight="bold" style:font-size-asian="13pt" style:language-asian="en" style:country-asian="US" style:font-style-asian="italic" style:font-weight-asian="bold" style:font-name-complex="F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style:font-name="Calibri" fo:font-size="11pt" fo:language="en" fo:country="GB" fo:font-weight="bold" style:font-size-asian="11pt" style:language-asian="en" style:country-asian="US" style:font-weight-asian="bold" style:font-name-complex="F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size="12pt" fo:language="en" fo:country="GB" style:font-size-asian="12pt" style:language-asian="en" style:country-asian="US" style:font-name-complex="F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size="12pt" fo:language="en" fo:country="GB" fo:font-style="italic" style:font-size-asian="12pt" style:language-asian="en" style:country-asian="US" style:font-style-asian="italic" style:font-name-complex="F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size="11pt" fo:language="en" fo:country="GB" style:font-size-asian="11pt" style:language-asian="en" style:country-asian="US" style:font-name-complex="F" style:font-size-complex="11pt"/>
    </style:style>
    <style:style style:name="Footer_20_Char" style:display-name="Footer Char" style:family="text" style:parent-style-name="Default_20_Paragraph_20_Font">
      <style:text-properties style:font-name="Times New Roman" fo:font-size="12pt" fo:language="en" fo:country="GB" style:font-size-asian="12pt" style:language-asian="en" style:country-asian="US" style:font-name-complex="Times New Roman1"/>
    </style:style>
    <style:style style:name="Header_20_Char" style:display-name="Header Char" style:family="text" style:parent-style-name="Default_20_Paragraph_20_Font">
      <style:text-properties style:font-name="Times New Roman" fo:font-size="12pt" fo:language="en" fo:country="GB" style:font-size-asian="12pt" style:language-asian="en" style:country-asian="US" style:font-name-complex="Times New Roman1"/>
    </style:style>
    <style:style style:name="footnote_20_reference" style:display-name="footnote reference" style:family="text" style:parent-style-name="Default_20_Paragraph_20_Font">
      <style:text-properties style:text-position="58% 100%" fo:font-size="8pt" style:font-size-asian="8pt"/>
    </style:style>
    <style:style style:name="Footnote_20_Text_20_Char" style:display-name="Footnote Text Char" style:family="text" style:parent-style-name="Default_20_Paragraph_20_Font">
      <style:text-properties style:font-name="Times New Roman" fo:language="en" fo:country="GB" style:language-asian="en" style:country-asian="US" style:font-name-complex="Times New Roman1"/>
    </style:style>
    <style:style style:name="page_20_number" style:display-name="page number" style:family="text" style:parent-style-name="Default_20_Paragraph_20_Font">
      <style:text-properties style:font-name-complex="Times New Roman1"/>
    </style:style>
    <style:style style:name="Body_20_Text_20_Indent_20_Char" style:display-name="Body Text Indent Char" style:family="text" style:parent-style-name="Default_20_Paragraph_20_Font">
      <style:text-properties style:font-name="Times New Roman" fo:font-size="12pt" fo:language="en" fo:country="GB" style:font-size-asian="12pt" style:language-asian="en" style:country-asian="US" style:font-name-complex="Times New Roman1"/>
    </style:style>
    <style:style style:name="Body_20_Text_20_Indent_20_2_20_Char" style:display-name="Body Text Indent 2 Char" style:family="text" style:parent-style-name="Default_20_Paragraph_20_Font">
      <style:text-properties style:font-name="Times New Roman" fo:font-size="12pt" fo:language="en" fo:country="GB" style:font-size-asian="12pt" style:language-asian="en" style:country-asian="US" style:font-name-complex="Times New Roman1"/>
    </style:style>
    <style:style style:name="Body_20_Text_20_Char" style:display-name="Body Text Char" style:family="text" style:parent-style-name="Default_20_Paragraph_20_Font">
      <style:text-properties style:font-name="Times New Roman" fo:font-size="12pt" fo:language="en" fo:country="GB" style:font-size-asian="12pt" style:language-asian="en" style:country-asian="US" style:font-name-complex="Times New Roman1"/>
    </style:style>
    <style:style style:name="Body_20_Text_20_Indent_20_3_20_Char" style:display-name="Body Text Indent 3 Char" style:family="text" style:parent-style-name="Default_20_Paragraph_20_Font">
      <style:text-properties style:font-name="Times New Roman" fo:font-size="8pt" fo:language="en" fo:country="GB" style:font-size-asian="8pt" style:language-asian="en" style:country-asian="US" style:font-name-complex="Times New Roman1" style:font-size-complex="8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Tahoma" fo:font-size="8pt" fo:language="en" fo:country="GB" style:font-size-asian="8pt" style:language-asian="en" style:country-asian="US" style:font-name-complex="Tahoma1" style:font-size-complex="8pt"/>
    </style:style>
    <style:style style:name="ListLabel_20_1" style:display-name="ListLabel 1" style:family="text">
      <style:text-properties style:font-name-complex="Times New Roman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*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501cm" fo:text-indent="-1.501cm" fo:margin-left="1.501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–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0pt" fo:language="en" fo:country="US" style:font-size-asian="10pt" style:font-weight-complex="bold"/>
    </style:style>
    <style:style style:name="MT2" style:family="text">
      <style:text-properties style:font-name="Times New Roman" fo:font-size="10pt" fo:language="en" fo:country="US" style:font-size-asian="10pt"/>
    </style:style>
    <style:style style:name="MT3" style:family="text">
      <style:text-properties style:font-name="Symbol" style:font-size-complex="11pt"/>
    </style:style>
    <style:style style:name="MT4" style:family="text"/>
    <style:style style:name="MT5" style:family="text">
      <style:text-properties fo:font-size="12pt" fo:language="en" fo:country="US" style:font-size-asian="12pt" style:font-weight-complex="bold"/>
    </style:style>
    <style:style style:name="MT6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Soft Computing</text:span><text:span text:style-name="MT2"> / <text:s/>PG: GA assignment</text:span></text:p>
      </style:header>
      <style:footer>
        <text:p text:style-name="Footer"><text:span text:style-name="page_20_number"><text:span text:style-name="MT3"></text:span></text:span><text:span text:style-name="page_20_number"> </text:span><text:page-number text:select-page="current">3</text:page-number><text:span text:style-name="page_20_number"> </text:span><text:span text:style-name="page_20_number"><text:span text:style-name="MT3">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2"><text:line-break/>School of Information Science &amp; Engineering</text:p>
        <text:p text:style-name="Text_20_body"><text:span text:style-name="MT5">7168: Soft Computing</text:span><text:span text:style-name="MT6"><text:line-break/></text:span><text:span text:style-name="MT5">7197: Soft Computing PG</text:span><text:span text:style-name="MT6"><text:line-break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Introduction</dc:title>
    <meta:initial-creator>Trevor Lawrence</meta:initial-creator>
    <dc:creator>s650556</dc:creator>
    <meta:editing-cycles>6</meta:editing-cycles>
    <meta:print-date>2011-10-20T03:37:00</meta:print-date>
    <meta:creation-date>2012-10-29T06:16:00</meta:creation-date>
    <dc:date>2012-10-30T23:45:00</dc:date>
    <meta:editing-duration>PT31S</meta:editing-duration>
    <meta:generator>OpenOffice.org/3.3$Win32 OpenOffice.org_project/330m20$Build-9567</meta:generator>
    <meta:document-statistic meta:table-count="2" meta:image-count="0" meta:object-count="0" meta:page-count="3" meta:paragraph-count="75" meta:word-count="735" meta:character-count="4014"/>
    <meta:user-defined meta:name="AppVersion">14.0000</meta:user-defined>
    <meta:user-defined meta:name="Company">University of Canber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Handout.dot" xlink:href=""/>
  </office:meta>
</office:document-meta>
</file>